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0BD6C828.png" manifest:media-type=""/>
  <manifest:file-entry manifest:full-path="Pictures/10000000000001E0000001E0CD2DD56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color="#c0c0c0" draw:fill="none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cm, 1.213cm, 2.275cm, 1.8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2cm, 1.51cm, 2.85cm, 2.57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395cm" fo:min-width="0cm"/>
    </style:style>
    <style:style style:name="gr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0.491cm"/>
    </style:style>
    <style:style style:name="gr11" style:family="graphic" style:parent-style-name="standard">
      <style:graphic-properties draw:stroke="none" draw:fill="none" fo:min-height="0.433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solid" draw:fill-color="#333333" draw:textarea-horizontal-align="center" draw:textarea-vertical-align="middle"/>
    </style:style>
    <style:style style:name="gr15" style:family="graphic" style:parent-style-name="standard">
      <style:graphic-properties draw:stroke="solid" draw:stroke-dash="Dash_20_2" svg:stroke-width="0.075cm" svg:stroke-color="#000000" draw:stroke-linejoin="round" draw:textarea-horizontal-align="center" draw:textarea-vertical-align="middle" fo:padding-top="0.037cm" fo:padding-bottom="0.037cm" fo:padding-left="0.037cm" fo:padding-right="0.037cm"/>
    </style:style>
    <style:style style:name="gr16" style:family="graphic" style:parent-style-name="standard">
      <style:graphic-properties draw:stroke="solid" draw:stroke-dash="Dash_20_2" svg:stroke-width="0.075cm" svg:stroke-color="#ff0000" draw:stroke-linejoin="round" draw:textarea-horizontal-align="center" draw:textarea-vertical-align="middle" fo:padding-top="0.037cm" fo:padding-bottom="0.037cm" fo:padding-left="0.037cm" fo:padding-right="0.037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117cm" fo:min-width="0.691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117cm" fo:min-width="0.7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2.179cm"/>
    </style:style>
    <style:style style:name="gr20" style:family="graphic" style:parent-style-name="standard">
      <style:graphic-properties draw:stroke="solid" draw:stroke-dash="Dash_20_2" svg:stroke-width="0cm" svg:stroke-color="#b3b3b3" draw:stroke-linejoin="round" draw:textarea-horizontal-align="center" draw:textarea-vertical-align="middle"/>
    </style:style>
    <style:style style:name="gr21" style:family="graphic" style:parent-style-name="standard">
      <style:graphic-properties draw:stroke="none" draw:stroke-dash="Dash_20_2" svg:stroke-width="0cm" svg:stroke-color="#b3b3b3" draw:stroke-linejoin="none" draw:fill="solid" draw:fill-color="#004586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143cm" fo:min-width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cm" fo:min-width="0.916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143cm" fo:min-width="0.282cm"/>
    </style:style>
    <style:style style:name="gr25" style:family="graphic" style:parent-style-name="standard">
      <style:graphic-properties draw:stroke="none" draw:fill="none" fo:min-height="0.32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cm" fo:min-width="0.225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143cm" fo:min-width="0.447cm"/>
    </style:style>
    <style:style style:name="gr28" style:family="graphic" style:parent-style-name="objectwithoutfill">
      <style:graphic-properties draw:stroke="dash" draw:stroke-dash="Ultrafine_20_Dashed" svg:stroke-color="#ff00ff" draw:fill="none" draw:textarea-vertical-align="middle"/>
    </style:style>
    <style:style style:name="gr2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cm" fo:min-width="0.044cm"/>
    </style:style>
    <style:style style:name="P1" style:family="paragraph">
      <style:paragraph-properties fo:text-align="center"/>
    </style:style>
    <style:style style:name="P2" style:family="paragraph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name="Arial1" fo:font-size="10pt" style:font-size-asian="10pt" style:font-size-complex="10pt"/>
    </style:style>
    <style:style style:name="P4" style:family="paragraph">
      <style:text-properties fo:color="#000000" style:font-name="Arial1" fo:font-size="8pt" style:font-size-asian="8pt" style:font-size-complex="8pt"/>
    </style:style>
    <style:style style:name="P5" style:family="paragraph">
      <style:text-properties fo:color="#ffffff" style:font-name="Arial1" fo:font-size="8pt" style:font-size-asian="8pt" style:font-size-complex="8pt"/>
    </style:style>
    <style:style style:name="P6" style:family="paragraph">
      <style:text-properties style:use-window-font-color="true" style:font-name="Arial1" fo:font-size="8pt" style:font-size-asian="8pt" style:font-size-complex="8pt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text-properties style:use-window-font-color="true" style:text-outline="false" style:text-line-through-style="none" style:font-name="Liberation Sans1" fo:font-size="9.39999961853027pt" fo:letter-spacing="normal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39999961853027pt" style:font-name-complex="Liberation Sans1" style:font-size-complex="9.39999961853027pt" style:text-scale="100%" style:text-overline-style="none" style:text-overline-color="font-color"/>
    </style:style>
    <style:style style:name="P9" style:family="paragraph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color="#000000" style:font-name="Arial1" fo:font-size="8pt" style:font-size-asian="8pt" style:font-size-complex="8pt"/>
    </style:style>
    <style:style style:name="T4" style:family="text">
      <style:text-properties fo:color="#ffffff" style:font-name="Arial1" fo:font-size="8pt" style:font-size-asian="8pt" style:font-size-complex="8pt"/>
    </style:style>
    <style:style style:name="T5" style:family="text">
      <style:text-properties style:use-window-font-color="true" style:font-name="Arial1" fo:font-size="8pt" style:font-size-asian="8pt" style:font-size-complex="8pt"/>
    </style:style>
    <style:style style:name="T6" style:family="text">
      <style:text-properties style:font-name="Arial1" fo:font-size="8pt" style:font-size-asian="8pt" style:font-size-complex="8pt"/>
    </style:style>
    <style:style style:name="T7" style:family="text">
      <style:text-properties style:text-position="super 58%" style:font-name="Arial1" fo:font-size="10pt" style:font-size-asian="10pt" style:font-size-complex="10pt"/>
    </style:style>
    <style:style style:name="T8" style:family="text">
      <style:text-properties style:use-window-font-color="true" style:text-outline="false" style:text-line-through-style="none" style:font-name="Liberation Sans1" fo:font-size="9.39999961853027pt" fo:letter-spacing="normal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39999961853027pt" style:font-name-complex="Liberation Sans1" style:font-size-complex="9.39999961853027pt" style:text-scale="100%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17cm" svg:y1="13.359cm" svg:x2="12.187cm" svg:y2="13.359cm">
          <text:p/>
        </draw:line>
        <draw:frame draw:style-name="gr2" draw:text-style-name="P1" draw:layer="layout" svg:width="6.842cm" svg:height="6cm" svg:x="12.022cm" svg:y="2.276cm">
          <draw:image xlink:href="Pictures/10000000000001E0000001E0CD2DD56B.png" xlink:type="simple" xlink:show="embed" xlink:actuate="onLoad">
            <text:p/>
          </draw:image>
        </draw:frame>
        <draw:frame draw:style-name="gr3" draw:text-style-name="P2" draw:layer="layout" svg:width="0.807cm" svg:height="0.729cm" svg:x="9.901cm" svg:y="1.139cm">
          <draw:text-box>
            <text:p><text:span text:style-name="T1">C</text:span></text:p>
          </draw:text-box>
        </draw:frame>
        <draw:frame draw:style-name="gr4" draw:text-style-name="P1" draw:layer="layout" svg:width="5cm" svg:height="4.6cm" svg:x="2.962cm" svg:y="2.064cm">
          <draw:image xlink:href="Pictures/10000000000001E0000001E00BD6C828.png" xlink:type="simple" xlink:show="embed" xlink:actuate="onLoad">
            <text:p/>
          </draw:image>
        </draw:frame>
        <draw:frame draw:style-name="gr5" draw:text-style-name="P2" draw:layer="layout" svg:width="0.807cm" svg:height="0.729cm" svg:x="1.294cm" svg:y="1.139cm">
          <draw:text-box>
            <text:p><text:span text:style-name="T1">A</text:span></text:p>
          </draw:text-box>
        </draw:frame>
        <draw:frame draw:style-name="gr6" draw:text-style-name="P3" draw:layer="layout" svg:width="2.043cm" svg:height="0.649cm" svg:x="0.97cm" svg:y="4.257cm">
          <draw:text-box>
            <text:p><text:span text:style-name="T2">RNA-PET</text:span></text:p>
          </draw:text-box>
        </draw:frame>
        <draw:frame draw:style-name="gr6" draw:text-style-name="P3" draw:layer="layout" svg:width="1.865cm" svg:height="0.649cm" svg:x="8.068cm" svg:y="4.257cm">
          <draw:text-box>
            <text:p><text:span text:style-name="T2">Ensembl</text:span></text:p>
          </draw:text-box>
        </draw:frame>
        <draw:frame draw:style-name="gr7" draw:text-style-name="P4" draw:layer="layout" svg:width="1.15cm" svg:height="0.645cm" svg:x="7.172cm" svg:y="4.283cm">
          <draw:text-box>
            <text:p><text:span text:style-name="T3">5.6%</text:span></text:p>
          </draw:text-box>
        </draw:frame>
        <draw:frame draw:style-name="gr6" draw:text-style-name="P5" draw:layer="layout" svg:width="1.306cm" svg:height="0.573cm" svg:x="2.946cm" svg:y="4.254cm">
          <draw:text-box>
            <text:p><text:span text:style-name="T4">24.0%</text:span></text:p>
          </draw:text-box>
        </draw:frame>
        <draw:frame draw:style-name="gr8" draw:text-style-name="P6" draw:layer="layout" svg:width="1.306cm" svg:height="0.573cm" svg:x="5.016cm" svg:y="4.254cm">
          <draw:text-box>
            <text:p><text:span text:style-name="T5">56.5%</text:span></text:p>
          </draw:text-box>
        </draw:frame>
        <draw:frame draw:style-name="gr8" draw:text-style-name="P4" draw:layer="layout" svg:width="1.306cm" svg:height="0.573cm" svg:x="5.258cm" svg:y="6.96cm">
          <draw:text-box>
            <text:p><text:span text:style-name="T3">13.9%</text:span></text:p>
          </draw:text-box>
        </draw:frame>
        <draw:frame draw:style-name="gr6" draw:text-style-name="P3" draw:layer="layout" svg:width="1.984cm" svg:height="0.649cm" svg:x="3.603cm" svg:y="6.938cm">
          <draw:text-box>
            <text:p><text:span text:style-name="T2">RNA-Seq</text:span></text:p>
          </draw:text-box>
        </draw:frame>
        <draw:custom-shape draw:style-name="gr9" draw:text-style-name="P1" draw:layer="layout" svg:width="5.234cm" svg:height="5.004cm" svg:x="2.967cm" svg:y="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89cm" svg:height="0.573cm" svg:x="11.606cm" svg:y="8.633cm">
          <draw:text-box>
            <text:p><text:span text:style-name="T6">-10 kb</text:span></text:p>
          </draw:text-box>
        </draw:frame>
        <draw:frame draw:style-name="gr11" draw:text-style-name="P7" draw:layer="layout" svg:width="1.382cm" svg:height="0.683cm" svg:x="18.145cm" svg:y="8.519cm">
          <draw:text-box>
            <text:p><text:span text:style-name="T6">+10 kb</text:span></text:p>
          </draw:text-box>
        </draw:frame>
        <draw:custom-shape draw:style-name="gr12" draw:text-style-name="P1" draw:layer="layout" svg:width="6.827cm" svg:height="6.081cm" svg:x="12.025cm" svg:y="2.27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2.118cm" svg:y1="8.505cm" svg:x2="12.118cm" svg:y2="8.354cm">
          <text:p/>
        </draw:line>
        <draw:line draw:style-name="gr13" draw:text-style-name="P1" draw:layer="layout" svg:x1="13.218cm" svg:y1="8.515cm" svg:x2="13.218cm" svg:y2="8.364cm">
          <text:p/>
        </draw:line>
        <draw:line draw:style-name="gr13" draw:text-style-name="P1" draw:layer="layout" svg:x1="14.338cm" svg:y1="8.507cm" svg:x2="14.338cm" svg:y2="8.356cm">
          <text:p/>
        </draw:line>
        <draw:line draw:style-name="gr13" draw:text-style-name="P1" draw:layer="layout" svg:x1="15.493cm" svg:y1="8.515cm" svg:x2="15.493cm" svg:y2="8.364cm">
          <text:p/>
        </draw:line>
        <draw:line draw:style-name="gr13" draw:text-style-name="P1" draw:layer="layout" svg:x1="16.602cm" svg:y1="8.515cm" svg:x2="16.602cm" svg:y2="8.364cm">
          <text:p/>
        </draw:line>
        <draw:line draw:style-name="gr13" draw:text-style-name="P1" draw:layer="layout" svg:x1="17.684cm" svg:y1="8.515cm" svg:x2="17.684cm" svg:y2="8.364cm">
          <text:p/>
        </draw:line>
        <draw:line draw:style-name="gr13" draw:text-style-name="P1" draw:layer="layout" svg:x1="18.774cm" svg:y1="8.515cm" svg:x2="18.774cm" svg:y2="8.364cm">
          <text:p/>
        </draw:line>
        <draw:line draw:style-name="gr13" draw:text-style-name="P1" draw:layer="layout" svg:x1="11.876cm" svg:y1="8.261cm" svg:x2="12.027cm" svg:y2="8.261cm">
          <text:p/>
        </draw:line>
        <draw:frame draw:style-name="gr6" draw:text-style-name="P7" draw:layer="layout" svg:width="0.659cm" svg:height="0.573cm" svg:x="11.375cm" svg:y="2.003cm">
          <draw:text-box>
            <text:p><text:span text:style-name="T6">5</text:span></text:p>
          </draw:text-box>
        </draw:frame>
        <draw:frame draw:style-name="gr6" draw:text-style-name="P7" draw:layer="layout" svg:width="0.659cm" svg:height="0.573cm" svg:x="11.379cm" svg:y="8.007cm">
          <draw:text-box>
            <text:p><text:span text:style-name="T6">0</text:span></text:p>
          </draw:text-box>
        </draw:frame>
        <draw:rect draw:style-name="gr14" draw:text-style-name="P1" draw:layer="layout" svg:width="2.277cm" svg:height="0.258cm" svg:x="14.329cm" svg:y="8.347cm">
          <text:p/>
        </draw:rect>
        <draw:frame draw:style-name="gr6" draw:text-style-name="P3" draw:layer="layout" svg:width="3.593cm" svg:height="0.661cm" draw:transform="rotate (1.5707963267949) translate (10.635cm 7.09cm)">
          <draw:text-box>
            <text:p><text:span text:style-name="T2">Pol II density (x10</text:span><text:span text:style-name="T7">-4</text:span><text:span text:style-name="T2">)</text:span></text:p>
          </draw:text-box>
        </draw:frame>
        <draw:line draw:style-name="gr15" draw:text-style-name="P1" draw:layer="layout" svg:x1="17.573cm" svg:y1="2.829cm" svg:x2="18.322cm" svg:y2="2.829cm">
          <text:p/>
        </draw:line>
        <draw:line draw:style-name="gr16" draw:text-style-name="P1" draw:layer="layout" svg:x1="17.557cm" svg:y1="3.513cm" svg:x2="18.306cm" svg:y2="3.513cm">
          <text:p/>
        </draw:line>
        <draw:frame draw:style-name="gr17" draw:text-style-name="P8" draw:layer="layout" svg:width="2.602cm" svg:height="0.624cm" svg:x="16.372cm" svg:y="2.281cm">
          <draw:text-box>
            <text:p><text:span text:style-name="T8">Ensembl gene</text:span></text:p>
          </draw:text-box>
        </draw:frame>
        <draw:frame draw:style-name="gr18" draw:text-style-name="P8" draw:layer="layout" svg:width="2.763cm" svg:height="0.624cm" svg:x="16.169cm" svg:y="2.946cm">
          <draw:text-box draw:corner-radius="0.15cm">
            <text:p><text:span text:style-name="T8">RNA-PET gene</text:span></text:p>
          </draw:text-box>
        </draw:frame>
        <draw:frame draw:style-name="gr19" draw:text-style-name="P3" draw:layer="layout" svg:width="3.194cm" svg:height="0.649cm" svg:x="14.111cm" svg:y="8.95cm">
          <draw:text-box>
            <text:p><text:span text:style-name="T2">Gene boundaries</text:span></text:p>
          </draw:text-box>
        </draw:frame>
        <draw:frame draw:style-name="gr10" draw:text-style-name="P7" draw:layer="layout" svg:width="0.991cm" svg:height="0.573cm" svg:x="14cm" svg:y="8.479cm">
          <draw:text-box>
            <text:p><text:span text:style-name="T6">0</text:span></text:p>
          </draw:text-box>
        </draw:frame>
        <draw:frame draw:style-name="gr10" draw:text-style-name="P7" draw:layer="layout" svg:width="1.306cm" svg:height="0.573cm" svg:x="15.901cm" svg:y="8.48cm">
          <draw:text-box>
            <text:p><text:span text:style-name="T6">100 %</text:span></text:p>
          </draw:text-box>
        </draw:frame>
        <draw:line draw:style-name="gr13" draw:text-style-name="P1" draw:layer="layout" svg:x1="11.876cm" svg:y1="7.065cm" svg:x2="12.027cm" svg:y2="7.065cm">
          <text:p/>
        </draw:line>
        <draw:line draw:style-name="gr13" draw:text-style-name="P1" draw:layer="layout" svg:x1="11.876cm" svg:y1="5.868cm" svg:x2="12.027cm" svg:y2="5.868cm">
          <text:p/>
        </draw:line>
        <draw:line draw:style-name="gr13" draw:text-style-name="P1" draw:layer="layout" svg:x1="11.876cm" svg:y1="4.672cm" svg:x2="12.027cm" svg:y2="4.672cm">
          <text:p/>
        </draw:line>
        <draw:line draw:style-name="gr13" draw:text-style-name="P1" draw:layer="layout" svg:x1="11.876cm" svg:y1="3.475cm" svg:x2="12.027cm" svg:y2="3.475cm">
          <text:p/>
        </draw:line>
        <draw:line draw:style-name="gr13" draw:text-style-name="P1" draw:layer="layout" svg:x1="11.876cm" svg:y1="2.279cm" svg:x2="12.027cm" svg:y2="2.279cm">
          <text:p/>
        </draw:line>
        <draw:frame draw:style-name="gr6" draw:text-style-name="P7" draw:layer="layout" svg:width="0.659cm" svg:height="0.573cm" svg:x="11.375cm" svg:y="3.203cm">
          <draw:text-box>
            <text:p><text:span text:style-name="T6">4</text:span></text:p>
          </draw:text-box>
        </draw:frame>
        <draw:frame draw:style-name="gr6" draw:text-style-name="P7" draw:layer="layout" svg:width="0.659cm" svg:height="0.573cm" svg:x="11.375cm" svg:y="4.403cm">
          <draw:text-box>
            <text:p><text:span text:style-name="T6">3</text:span></text:p>
          </draw:text-box>
        </draw:frame>
        <draw:frame draw:style-name="gr6" draw:text-style-name="P7" draw:layer="layout" svg:width="0.659cm" svg:height="0.573cm" svg:x="11.375cm" svg:y="5.603cm">
          <draw:text-box>
            <text:p><text:span text:style-name="T6">2</text:span></text:p>
          </draw:text-box>
        </draw:frame>
        <draw:frame draw:style-name="gr6" draw:text-style-name="P7" draw:layer="layout" svg:width="0.659cm" svg:height="0.573cm" svg:x="11.375cm" svg:y="6.803cm">
          <draw:text-box>
            <text:p><text:span text:style-name="T6">1</text:span></text:p>
          </draw:text-box>
        </draw:frame>
        <draw:line draw:style-name="gr20" draw:text-style-name="P1" draw:layer="layout" svg:x1="11.744cm" svg:y1="13.355cm" svg:x2="19.657cm" svg:y2="13.355cm">
          <text:p/>
        </draw:line>
        <draw:polyline draw:style-name="gr20" draw:text-style-name="P1" draw:layer="layout" svg:width="0cm" svg:height="0.08cm" svg:x="18.938cm" svg:y="13.355cm" svg:viewBox="0 0 0 81" draw:points="0,0 0,81 0,0">
          <text:p/>
        </draw:polyline>
        <draw:polyline draw:style-name="gr20" draw:text-style-name="P1" draw:layer="layout" svg:width="0cm" svg:height="0.08cm" svg:x="18.218cm" svg:y="13.355cm" svg:viewBox="0 0 0 81" draw:points="0,0 0,81 0,0">
          <text:p/>
        </draw:polyline>
        <draw:polyline draw:style-name="gr20" draw:text-style-name="P1" draw:layer="layout" svg:width="0cm" svg:height="0.08cm" svg:x="17.499cm" svg:y="13.355cm" svg:viewBox="0 0 0 81" draw:points="0,0 0,81 0,0">
          <text:p/>
        </draw:polyline>
        <draw:polyline draw:style-name="gr20" draw:text-style-name="P1" draw:layer="layout" svg:width="0cm" svg:height="0.08cm" svg:x="16.78cm" svg:y="13.355cm" svg:viewBox="0 0 0 81" draw:points="0,0 0,81 0,0">
          <text:p/>
        </draw:polyline>
        <draw:polyline draw:style-name="gr20" draw:text-style-name="P1" draw:layer="layout" svg:width="0cm" svg:height="0.08cm" svg:x="16.061cm" svg:y="13.355cm" svg:viewBox="0 0 0 81" draw:points="0,0 0,81 0,0">
          <text:p/>
        </draw:polyline>
        <draw:polyline draw:style-name="gr20" draw:text-style-name="P1" draw:layer="layout" svg:width="0cm" svg:height="0.08cm" svg:x="15.341cm" svg:y="13.355cm" svg:viewBox="0 0 0 81" draw:points="0,0 0,81 0,0">
          <text:p/>
        </draw:polyline>
        <draw:polyline draw:style-name="gr20" draw:text-style-name="P1" draw:layer="layout" svg:width="0cm" svg:height="0.08cm" svg:x="14.622cm" svg:y="13.355cm" svg:viewBox="0 0 0 81" draw:points="0,0 0,81 0,0">
          <text:p/>
        </draw:polyline>
        <draw:polyline draw:style-name="gr20" draw:text-style-name="P1" draw:layer="layout" svg:width="0cm" svg:height="0.08cm" svg:x="13.902cm" svg:y="13.355cm" svg:viewBox="0 0 0 81" draw:points="0,0 0,81 0,0">
          <text:p/>
        </draw:polyline>
        <draw:polyline draw:style-name="gr20" draw:text-style-name="P1" draw:layer="layout" svg:width="0cm" svg:height="0.08cm" svg:x="13.183cm" svg:y="13.355cm" svg:viewBox="0 0 0 81" draw:points="0,0 0,81 0,0">
          <text:p/>
        </draw:polyline>
        <draw:polyline draw:style-name="gr20" draw:text-style-name="P1" draw:layer="layout" svg:width="0cm" svg:height="0.08cm" svg:x="12.464cm" svg:y="13.355cm" svg:viewBox="0 0 0 81" draw:points="0,0 0,81 0,0">
          <text:p/>
        </draw:polyline>
        <draw:polyline draw:style-name="gr20" draw:text-style-name="P1" draw:layer="layout" svg:width="7.999cm" svg:height="0.08cm" svg:x="11.744cm" svg:y="13.355cm" svg:viewBox="0 0 8000 81" draw:points="0,0 0,81 0,0 7913,0 8000,0 7913,0">
          <text:p/>
        </draw:polyline>
        <draw:polygon draw:style-name="gr21" draw:text-style-name="P1" draw:layer="layout" svg:width="0.359cm" svg:height="3.475cm" svg:x="11.924cm" svg:y="9.879cm" svg:viewBox="0 0 360 3476" draw:points="360,3476 0,3476 0,0 360,0">
          <text:p/>
        </draw:polygon>
        <draw:polygon draw:style-name="gr21" draw:text-style-name="P1" draw:layer="layout" svg:width="0.359cm" svg:height="0.83cm" svg:x="12.643cm" svg:y="12.523cm" svg:viewBox="0 0 360 831" draw:points="360,831 0,831 0,0 360,0">
          <text:p/>
        </draw:polygon>
        <draw:polygon draw:style-name="gr21" draw:text-style-name="P1" draw:layer="layout" svg:width="0.359cm" svg:height="0.571cm" svg:x="13.363cm" svg:y="12.781cm" svg:viewBox="0 0 360 572" draw:points="360,572 0,572 0,0 360,0">
          <text:p/>
        </draw:polygon>
        <draw:polygon draw:style-name="gr21" draw:text-style-name="P1" draw:layer="layout" svg:width="0.359cm" svg:height="0.029cm" svg:x="14.082cm" svg:y="13.325cm" svg:viewBox="0 0 360 30" draw:points="360,30 0,30 0,0 360,0">
          <text:p/>
        </draw:polygon>
        <draw:polygon draw:style-name="gr21" draw:text-style-name="P1" draw:layer="layout" svg:width="0.359cm" svg:height="0.019cm" svg:x="14.801cm" svg:y="13.335cm" svg:viewBox="0 0 360 20" draw:points="360,20 0,20 0,0 360,0">
          <text:p/>
        </draw:polygon>
        <draw:polygon draw:style-name="gr21" draw:text-style-name="P1" draw:layer="layout" svg:width="0.359cm" svg:height="0.911cm" svg:x="15.521cm" svg:y="12.443cm" svg:viewBox="0 0 360 912" draw:points="360,912 0,912 0,0 360,0">
          <text:p/>
        </draw:polygon>
        <draw:polygon draw:style-name="gr21" draw:text-style-name="P1" draw:layer="layout" svg:width="0.359cm" svg:height="0.711cm" svg:x="16.24cm" svg:y="12.643cm" svg:viewBox="0 0 360 712" draw:points="360,712 0,712 0,0 360,0">
          <text:p/>
        </draw:polygon>
        <draw:polygon draw:style-name="gr21" draw:text-style-name="P1" draw:layer="layout" svg:width="0.359cm" svg:height="0.578cm" svg:x="16.959cm" svg:y="12.775cm" svg:viewBox="0 0 360 579" draw:points="360,579 0,579 0,0 360,0">
          <text:p/>
        </draw:polygon>
        <draw:polygon draw:style-name="gr21" draw:text-style-name="P1" draw:layer="layout" svg:width="0.359cm" svg:height="1.692cm" svg:x="17.678cm" svg:y="11.662cm" svg:viewBox="0 0 360 1693" draw:points="360,1693 0,1693 0,0 360,0">
          <text:p/>
        </draw:polygon>
        <draw:polygon draw:style-name="gr21" draw:text-style-name="P1" draw:layer="layout" svg:width="0.359cm" svg:height="0.352cm" svg:x="18.398cm" svg:y="13.001cm" svg:viewBox="0 0 360 353" draw:points="360,353 0,353 0,0 360,0">
          <text:p/>
        </draw:polygon>
        <draw:polygon draw:style-name="gr21" draw:text-style-name="P1" draw:layer="layout" svg:width="0.359cm" svg:height="0.29cm" svg:x="19.117cm" svg:y="13.064cm" svg:viewBox="0 0 360 291" draw:points="360,291 0,291 0,0 360,0">
          <text:p/>
        </draw:polygon>
        <draw:frame draw:style-name="gr22" draw:text-style-name="P9" draw:layer="layout" svg:width="1.052cm" svg:height="0.573cm" svg:x="9.776cm" svg:y="13.459cm">
          <draw:text-box>
            <text:p><text:span text:style-name="T9">-10k</text:span></text:p>
          </draw:text-box>
        </draw:frame>
        <draw:frame draw:style-name="gr22" draw:text-style-name="P9" draw:layer="layout" svg:width="1.124cm" svg:height="0.573cm" svg:x="2.508cm" svg:y="13.459cm">
          <draw:text-box>
            <text:p><text:span text:style-name="T9">+10k</text:span></text:p>
          </draw:text-box>
        </draw:frame>
        <draw:frame draw:style-name="gr22" draw:text-style-name="P9" draw:layer="layout" svg:width="0.968cm" svg:height="0.573cm" svg:x="3.344cm" svg:y="13.459cm">
          <draw:text-box>
            <text:p><text:span text:style-name="T9">+5k</text:span></text:p>
          </draw:text-box>
        </draw:frame>
        <draw:frame draw:style-name="gr22" draw:text-style-name="P9" draw:layer="layout" svg:width="0.968cm" svg:height="0.573cm" svg:x="4.08cm" svg:y="13.459cm">
          <draw:text-box>
            <text:p><text:span text:style-name="T9">+1k</text:span></text:p>
          </draw:text-box>
        </draw:frame>
        <draw:frame draw:style-name="gr22" draw:text-style-name="P9" draw:layer="layout" svg:width="1.137cm" svg:height="0.573cm" svg:x="4.712cm" svg:y="13.459cm">
          <draw:text-box>
            <text:p><text:span text:style-name="T9">+500</text:span></text:p>
          </draw:text-box>
        </draw:frame>
        <draw:frame draw:style-name="gr22" draw:text-style-name="P9" draw:layer="layout" svg:width="0.98cm" svg:height="0.573cm" svg:x="5.552cm" svg:y="13.459cm">
          <draw:text-box>
            <text:p><text:span text:style-name="T9">+50</text:span></text:p>
          </draw:text-box>
        </draw:frame>
        <draw:frame draw:style-name="gr23" draw:text-style-name="P9" draw:layer="layout" svg:width="1.416cm" svg:height="0.573cm" svg:x="6.463cm" svg:y="13.459cm">
          <draw:text-box>
            <text:p><text:span text:style-name="T9">0</text:span></text:p>
          </draw:text-box>
        </draw:frame>
        <draw:frame draw:style-name="gr22" draw:text-style-name="P9" draw:layer="layout" svg:width="0.908cm" svg:height="0.573cm" svg:x="7.024cm" svg:y="13.459cm">
          <draw:text-box>
            <text:p><text:span text:style-name="T9">-50</text:span></text:p>
          </draw:text-box>
        </draw:frame>
        <draw:frame draw:style-name="gr22" draw:text-style-name="P9" draw:layer="layout" svg:width="1.065cm" svg:height="0.573cm" svg:x="7.76cm" svg:y="13.459cm">
          <draw:text-box>
            <text:p><text:span text:style-name="T9">-500</text:span></text:p>
          </draw:text-box>
        </draw:frame>
        <draw:frame draw:style-name="gr22" draw:text-style-name="P9" draw:layer="layout" svg:width="0.896cm" svg:height="0.573cm" svg:x="8.496cm" svg:y="13.459cm">
          <draw:text-box>
            <text:p><text:span text:style-name="T9">-1k</text:span></text:p>
          </draw:text-box>
        </draw:frame>
        <draw:frame draw:style-name="gr22" draw:text-style-name="P9" draw:layer="layout" svg:width="0.896cm" svg:height="0.573cm" svg:x="9.14cm" svg:y="13.459cm">
          <draw:text-box>
            <text:p><text:span text:style-name="T9">-5k</text:span></text:p>
          </draw:text-box>
        </draw:frame>
        <draw:line draw:style-name="gr20" draw:text-style-name="P1" draw:layer="layout" svg:x1="10.713cm" svg:y1="13.349cm" svg:x2="2.8cm" svg:y2="13.349cm">
          <text:p/>
        </draw:line>
        <draw:polyline draw:style-name="gr20" draw:text-style-name="P1" draw:layer="layout" svg:width="0cm" svg:height="0.086cm" svg:x="2.8cm" svg:y="13.349cm" svg:viewBox="0 0 0 87" draw:points="0,0 0,87 0,0">
          <text:p/>
        </draw:polyline>
        <draw:polyline draw:style-name="gr20" draw:text-style-name="P1" draw:layer="layout" svg:width="0cm" svg:height="0.086cm" svg:x="3.52cm" svg:y="13.349cm" svg:viewBox="0 0 0 87" draw:points="0,0 0,87 0,0">
          <text:p/>
        </draw:polyline>
        <draw:polyline draw:style-name="gr20" draw:text-style-name="P1" draw:layer="layout" svg:width="0cm" svg:height="0.086cm" svg:x="4.239cm" svg:y="13.349cm" svg:viewBox="0 0 0 87" draw:points="0,0 0,87 0,0">
          <text:p/>
        </draw:polyline>
        <draw:polyline draw:style-name="gr20" draw:text-style-name="P1" draw:layer="layout" svg:width="0cm" svg:height="0.086cm" svg:x="4.958cm" svg:y="13.349cm" svg:viewBox="0 0 0 87" draw:points="0,0 0,87 0,0">
          <text:p/>
        </draw:polyline>
        <draw:polyline draw:style-name="gr20" draw:text-style-name="P1" draw:layer="layout" svg:width="0cm" svg:height="0.086cm" svg:x="5.677cm" svg:y="13.349cm" svg:viewBox="0 0 0 87" draw:points="0,0 0,87 0,0">
          <text:p/>
        </draw:polyline>
        <draw:polyline draw:style-name="gr20" draw:text-style-name="P1" draw:layer="layout" svg:width="0cm" svg:height="0.086cm" svg:x="6.397cm" svg:y="13.349cm" svg:viewBox="0 0 0 87" draw:points="0,0 0,87 0,0">
          <text:p/>
        </draw:polyline>
        <draw:polyline draw:style-name="gr20" draw:text-style-name="P1" draw:layer="layout" svg:width="0cm" svg:height="0.086cm" svg:x="7.116cm" svg:y="13.349cm" svg:viewBox="0 0 0 87" draw:points="0,0 0,87 0,0">
          <text:p/>
        </draw:polyline>
        <draw:polyline draw:style-name="gr20" draw:text-style-name="P1" draw:layer="layout" svg:width="0cm" svg:height="0.086cm" svg:x="7.835cm" svg:y="13.349cm" svg:viewBox="0 0 0 87" draw:points="0,0 0,87 0,0">
          <text:p/>
        </draw:polyline>
        <draw:polyline draw:style-name="gr20" draw:text-style-name="P1" draw:layer="layout" svg:width="0cm" svg:height="0.086cm" svg:x="8.555cm" svg:y="13.349cm" svg:viewBox="0 0 0 87" draw:points="0,0 0,87 0,0">
          <text:p/>
        </draw:polyline>
        <draw:polyline draw:style-name="gr20" draw:text-style-name="P1" draw:layer="layout" svg:width="0cm" svg:height="0.086cm" svg:x="9.274cm" svg:y="13.349cm" svg:viewBox="0 0 0 87" draw:points="0,0 0,87 0,0">
          <text:p/>
        </draw:polyline>
        <draw:polyline draw:style-name="gr20" draw:text-style-name="P1" draw:layer="layout" svg:width="0cm" svg:height="0.086cm" svg:x="9.993cm" svg:y="13.349cm" svg:viewBox="0 0 0 87" draw:points="0,0 0,87 0,0">
          <text:p/>
        </draw:polyline>
        <draw:polyline draw:style-name="gr20" draw:text-style-name="P1" draw:layer="layout" svg:width="7.999cm" svg:height="0.086cm" svg:x="2.713cm" svg:y="13.349cm" svg:viewBox="0 0 8000 87" draw:points="8000,0 8000,87 8000,0 87,0 0,0 87,0">
          <text:p/>
        </draw:polyline>
        <draw:polyline draw:style-name="gr20" draw:text-style-name="P1" draw:layer="layout" svg:width="0.086cm" svg:height="0cm" svg:x="2.713cm" svg:y="12.701cm" svg:viewBox="0 0 87 0" draw:points="87,0 0,0 87,0">
          <text:p/>
        </draw:polyline>
        <draw:polyline draw:style-name="gr20" draw:text-style-name="P1" draw:layer="layout" svg:width="0.086cm" svg:height="0cm" svg:x="2.713cm" svg:y="12.053cm" svg:viewBox="0 0 87 0" draw:points="87,0 0,0 87,0">
          <text:p/>
        </draw:polyline>
        <draw:polyline draw:style-name="gr20" draw:text-style-name="P1" draw:layer="layout" svg:width="0.086cm" svg:height="0cm" svg:x="2.713cm" svg:y="11.406cm" svg:viewBox="0 0 87 0" draw:points="87,0 0,0 87,0">
          <text:p/>
        </draw:polyline>
        <draw:polyline draw:style-name="gr20" draw:text-style-name="P1" draw:layer="layout" svg:width="0.086cm" svg:height="0cm" svg:x="2.713cm" svg:y="10.756cm" svg:viewBox="0 0 87 0" draw:points="87,0 0,0 87,0">
          <text:p/>
        </draw:polyline>
        <draw:polyline draw:style-name="gr20" draw:text-style-name="P1" draw:layer="layout" svg:width="0.086cm" svg:height="0cm" svg:x="2.713cm" svg:y="10.109cm" svg:viewBox="0 0 87 0" draw:points="87,0 0,0 87,0">
          <text:p/>
        </draw:polyline>
        <draw:polyline draw:style-name="gr20" draw:text-style-name="P1" draw:layer="layout" svg:width="0.086cm" svg:height="3.887cm" svg:x="2.713cm" svg:y="9.461cm" svg:viewBox="0 0 87 3888" draw:points="87,3888 87,0 0,0 87,0">
          <text:p/>
        </draw:polyline>
        <draw:polygon draw:style-name="gr21" draw:text-style-name="P1" draw:layer="layout" svg:width="0.359cm" svg:height="3.176cm" svg:x="10.173cm" svg:y="10.172cm" svg:viewBox="0 0 360 3177" draw:points="0,3177 360,3177 360,0 0,0">
          <text:p/>
        </draw:polygon>
        <draw:polygon draw:style-name="gr21" draw:text-style-name="P1" draw:layer="layout" svg:width="0.359cm" svg:height="0.897cm" svg:x="9.454cm" svg:y="12.451cm" svg:viewBox="0 0 360 898" draw:points="0,898 360,898 360,0 0,0">
          <text:p/>
        </draw:polygon>
        <draw:polygon draw:style-name="gr21" draw:text-style-name="P1" draw:layer="layout" svg:width="0.359cm" svg:height="0.751cm" svg:x="8.734cm" svg:y="12.597cm" svg:viewBox="0 0 360 752" draw:points="0,752 360,752 360,0 0,0">
          <text:p/>
        </draw:polygon>
        <draw:polygon draw:style-name="gr21" draw:text-style-name="P1" draw:layer="layout" svg:width="0.359cm" svg:height="0.045cm" svg:x="8.015cm" svg:y="13.303cm" svg:viewBox="0 0 360 46" draw:points="0,46 360,46 360,0 0,0">
          <text:p/>
        </draw:polygon>
        <draw:polygon draw:style-name="gr21" draw:text-style-name="P1" draw:layer="layout" svg:width="0.359cm" svg:height="0.014cm" svg:x="7.296cm" svg:y="13.334cm" svg:viewBox="0 0 360 15" draw:points="0,15 360,15 360,0 0,0">
          <text:p/>
        </draw:polygon>
        <draw:polygon draw:style-name="gr21" draw:text-style-name="P1" draw:layer="layout" svg:width="0.359cm" svg:height="0.795cm" svg:x="6.576cm" svg:y="12.553cm" svg:viewBox="0 0 360 796" draw:points="0,796 360,796 360,0 0,0">
          <text:p/>
        </draw:polygon>
        <draw:polygon draw:style-name="gr21" draw:text-style-name="P1" draw:layer="layout" svg:width="0.359cm" svg:height="1.444cm" svg:x="5.857cm" svg:y="11.903cm" svg:viewBox="0 0 360 1445" draw:points="0,1445 360,1445 360,0 0,0">
          <text:p/>
        </draw:polygon>
        <draw:polygon draw:style-name="gr21" draw:text-style-name="P1" draw:layer="layout" svg:width="0.359cm" svg:height="0.27cm" svg:x="5.138cm" svg:y="13.077cm" svg:viewBox="0 0 360 271" draw:points="0,271 360,271 360,0 0,0">
          <text:p/>
        </draw:polygon>
        <draw:polygon draw:style-name="gr21" draw:text-style-name="P1" draw:layer="layout" svg:width="0.359cm" svg:height="0.748cm" svg:x="4.419cm" svg:y="12.599cm" svg:viewBox="0 0 360 749" draw:points="0,749 360,749 360,0 0,0">
          <text:p/>
        </draw:polygon>
        <draw:polygon draw:style-name="gr21" draw:text-style-name="P1" draw:layer="layout" svg:width="0.359cm" svg:height="0.313cm" svg:x="3.699cm" svg:y="13.035cm" svg:viewBox="0 0 360 314" draw:points="0,314 360,314 360,0 0,0">
          <text:p/>
        </draw:polygon>
        <draw:polygon draw:style-name="gr21" draw:text-style-name="P1" draw:layer="layout" svg:width="0.359cm" svg:height="0.803cm" svg:x="2.98cm" svg:y="12.545cm" svg:viewBox="0 0 360 804" draw:points="0,804 360,804 360,0 0,0">
          <text:p/>
        </draw:polygon>
        <draw:frame draw:style-name="gr24" draw:text-style-name="P10" draw:layer="layout" svg:width="1.281cm" svg:height="0.649cm" svg:x="1.581cm" svg:y="11.81cm">
          <draw:text-box>
            <text:p><text:span text:style-name="T10">1000</text:span></text:p>
          </draw:text-box>
        </draw:frame>
        <draw:frame draw:style-name="gr24" draw:text-style-name="P10" draw:layer="layout" svg:width="1.281cm" svg:height="0.649cm" svg:x="1.563cm" svg:y="10.471cm">
          <draw:text-box>
            <text:p><text:span text:style-name="T10">2000</text:span></text:p>
          </draw:text-box>
        </draw:frame>
        <draw:frame draw:style-name="gr24" draw:text-style-name="P10" draw:layer="layout" svg:width="1.281cm" svg:height="0.649cm" svg:x="1.651cm" svg:y="9.203cm">
          <draw:text-box>
            <text:p><text:span text:style-name="T10">3000</text:span></text:p>
          </draw:text-box>
        </draw:frame>
        <draw:frame draw:style-name="gr25" draw:text-style-name="P3" draw:layer="layout" svg:width="2.555cm" svg:height="0.649cm" draw:transform="rotate (1.5707963267949) translate (1.097cm 12.67cm)">
          <draw:text-box>
            <text:p><text:span text:style-name="T2">Nbr of genes</text:span></text:p>
          </draw:text-box>
        </draw:frame>
        <draw:frame draw:style-name="gr22" draw:text-style-name="P9" draw:layer="layout" svg:width="1.124cm" svg:height="0.573cm" svg:x="18.876cm" svg:y="13.46cm">
          <draw:text-box>
            <text:p><text:span text:style-name="T9">+10k</text:span></text:p>
          </draw:text-box>
        </draw:frame>
        <draw:frame draw:style-name="gr22" draw:text-style-name="P9" draw:layer="layout" svg:width="1.052cm" svg:height="0.573cm" svg:x="11.608cm" svg:y="13.46cm">
          <draw:text-box>
            <text:p><text:span text:style-name="T9">-10k</text:span></text:p>
          </draw:text-box>
        </draw:frame>
        <draw:frame draw:style-name="gr22" draw:text-style-name="P9" draw:layer="layout" svg:width="0.896cm" svg:height="0.573cm" svg:x="12.444cm" svg:y="13.46cm">
          <draw:text-box>
            <text:p><text:span text:style-name="T9">-5k</text:span></text:p>
          </draw:text-box>
        </draw:frame>
        <draw:frame draw:style-name="gr22" draw:text-style-name="P9" draw:layer="layout" svg:width="0.896cm" svg:height="0.573cm" svg:x="13.28cm" svg:y="13.46cm">
          <draw:text-box>
            <text:p><text:span text:style-name="T9">-1k</text:span></text:p>
          </draw:text-box>
        </draw:frame>
        <draw:frame draw:style-name="gr22" draw:text-style-name="P9" draw:layer="layout" svg:width="1.065cm" svg:height="0.573cm" svg:x="13.812cm" svg:y="13.46cm">
          <draw:text-box>
            <text:p><text:span text:style-name="T9">-500</text:span></text:p>
          </draw:text-box>
        </draw:frame>
        <draw:frame draw:style-name="gr22" draw:text-style-name="P9" draw:layer="layout" svg:width="0.908cm" svg:height="0.573cm" svg:x="14.652cm" svg:y="13.46cm">
          <draw:text-box>
            <text:p><text:span text:style-name="T9">-50</text:span></text:p>
          </draw:text-box>
        </draw:frame>
        <draw:frame draw:style-name="gr26" draw:text-style-name="P9" draw:layer="layout" svg:width="0.725cm" svg:height="0.573cm" svg:x="15.463cm" svg:y="13.46cm">
          <draw:text-box>
            <text:p><text:span text:style-name="T9">0</text:span></text:p>
          </draw:text-box>
        </draw:frame>
        <draw:frame draw:style-name="gr22" draw:text-style-name="P9" draw:layer="layout" svg:width="0.98cm" svg:height="0.573cm" svg:x="16.024cm" svg:y="13.46cm">
          <draw:text-box>
            <text:p><text:span text:style-name="T9">+50</text:span></text:p>
          </draw:text-box>
        </draw:frame>
        <draw:frame draw:style-name="gr22" draw:text-style-name="P9" draw:layer="layout" svg:width="1.137cm" svg:height="0.573cm" svg:x="16.66cm" svg:y="13.46cm">
          <draw:text-box>
            <text:p><text:span text:style-name="T9">+500</text:span></text:p>
          </draw:text-box>
        </draw:frame>
        <draw:frame draw:style-name="gr27" draw:text-style-name="P9" draw:layer="layout" svg:width="0.968cm" svg:height="0.573cm" svg:x="17.445cm" svg:y="13.46cm">
          <draw:text-box>
            <text:p><text:span text:style-name="T9">+1k</text:span></text:p>
          </draw:text-box>
        </draw:frame>
        <draw:frame draw:style-name="gr22" draw:text-style-name="P9" draw:layer="layout" svg:width="0.968cm" svg:height="0.573cm" svg:x="18.24cm" svg:y="13.46cm">
          <draw:text-box>
            <text:p><text:span text:style-name="T9">+5k</text:span></text:p>
          </draw:text-box>
        </draw:frame>
        <draw:line draw:style-name="gr28" draw:text-style-name="P1" draw:layer="layout" svg:x1="6.678cm" svg:y1="14.426cm" svg:x2="15.827cm" svg:y2="14.421cm">
          <text:p/>
        </draw:line>
        <draw:custom-shape draw:style-name="gr29" draw:text-style-name="P1" draw:layer="layout" svg:width="0.36cm" svg:height="0.245cm" svg:x="6.573cm" svg:y="14.29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36cm" svg:height="0.245cm" svg:x="15.593cm" svg:y="14.299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0.714cm" svg:height="0.573cm" svg:x="6.463cm" svg:y="14.47cm">
          <draw:text-box>
            <text:p><text:span text:style-name="T9">5'</text:span></text:p>
          </draw:text-box>
        </draw:frame>
        <draw:frame draw:style-name="gr30" draw:text-style-name="P9" draw:layer="layout" svg:width="0.714cm" svg:height="0.573cm" svg:x="15.439cm" svg:y="14.471cm">
          <draw:text-box>
            <text:p><text:span text:style-name="T9">3'</text:span></text:p>
          </draw:text-box>
        </draw:frame>
        <draw:frame draw:style-name="gr30" draw:text-style-name="P9" draw:layer="layout" svg:width="1.057cm" svg:height="0.573cm" svg:x="6.263cm" svg:y="13.871cm">
          <draw:text-box>
            <text:p><text:span text:style-name="T9">TSS</text:span></text:p>
          </draw:text-box>
        </draw:frame>
        <draw:frame draw:style-name="gr30" draw:text-style-name="P9" draw:layer="layout" svg:width="1.04cm" svg:height="0.573cm" svg:x="15.296cm" svg:y="13.872cm">
          <draw:text-box>
            <text:p><text:span text:style-name="T9">TTS</text:span></text:p>
          </draw:text-box>
        </draw:frame>
        <draw:frame draw:style-name="gr5" draw:text-style-name="P2" draw:layer="layout" svg:width="0.807cm" svg:height="0.729cm" svg:x="1.295cm" svg:y="8.289cm">
          <draw:text-box>
            <text:p><text:span text:style-name="T1">B</text:span></text:p>
          </draw:text-box>
        </draw:frame>
        <draw:frame draw:style-name="gr30" draw:text-style-name="P10" draw:layer="layout" svg:width="1.924cm" svg:height="0.649cm" svg:x="9.964cm" svg:y="13.872cm">
          <draw:text-box>
            <text:p><text:span text:style-name="T10">RNAPET</text:span></text:p>
          </draw:text-box>
        </draw:frame>
        <draw:frame draw:style-name="gr6" draw:layer="layout" svg:width="2.09cm" svg:height="0.962cm" svg:x="9.455cm" svg:y="17.374cm">
          <draw:text-box>
            <text:p>Fig.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</meta:initial-creator>
    <meta:creation-date>2012-10-05T17:11:56</meta:creation-date>
    <dc:date>2014-04-24T10:57:47.233433197</dc:date>
    <meta:editing-duration>PT5H49M23S</meta:editing-duration>
    <meta:editing-cycles>31</meta:editing-cycles>
    <meta:generator>LibreOffice/4.1.3.2$Linux_X86_64 LibreOffice_project/410m0$Build-2</meta:generator>
    <dc:creator>Alexis GRIMALDI</dc:creator>
    <meta:document-statistic meta:object-count="133"/>
  </office:meta>
</office:document-meta>
</file>